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15" style:family="paragraph" style:parent-style-name="Text_20_body">
      <style:paragraph-properties fo:text-align="justify" style:justify-single-word="false"/>
      <style:text-properties fo:language="ru" fo:country="RU" fo:font-weight="bold" style:font-weight-asian="bold" style:font-weight-complex="bold"/>
    </style:style>
    <style:style style:name="P16" style:family="paragraph" style:parent-style-name="Text_20_body">
      <style:paragraph-properties fo:text-align="center" style:justify-single-word="false"/>
      <style:text-properties fo:language="ru" fo:country="RU" fo:font-weight="bold" style:font-weight-asian="bold" style:font-weight-complex="bold"/>
    </style:style>
    <style:style style:name="P17" style:family="paragraph" style:parent-style-name="Text_20_body">
      <style:paragraph-properties fo:text-align="justify" style:justify-single-word="false"/>
      <style:text-properties fo:language="ru" fo:country="RU" fo:background-color="#00ccff"/>
    </style:style>
    <style:style style:name="P18" style:family="paragraph" style:parent-style-name="Text_20_body">
      <style:paragraph-properties fo:text-align="justify" style:justify-single-word="false"/>
      <style:text-properties fo:language="ru" fo:country="RU" fo:background-color="#ffffff"/>
    </style:style>
    <style:style style:name="P19" style:family="paragraph" style:parent-style-name="Text_20_body">
      <style:paragraph-properties fo:text-align="justify" style:justify-single-word="false"/>
      <style:text-properties fo:language="ru" fo:country="RU" fo:background-color="transparent"/>
    </style:style>
    <style:style style:name="P20" style:family="paragraph" style:parent-style-name="Text_20_body">
      <style:paragraph-properties fo:text-align="center" style:justify-single-word="false"/>
      <style:text-properties fo:language="ru" fo:country="RU"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ab-stops>
          <style:tab-stop style:position="19.029cm"/>
        </style:tab-stops>
      </style:paragraph-properties>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background-color="#ffff00"/>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fo:language="en" fo:country="US"/>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justify" style:justify-single-word="false"/>
      <style:text-properties fo:language="en" fo:country="US" fo:background-color="#ffff00"/>
    </style:style>
    <style:style style:name="P30" style:family="paragraph" style:parent-style-name="Text_20_body">
      <style:paragraph-properties fo:text-align="center" style:justify-single-word="false"/>
      <style:text-properties fo:language="en" fo:country="US" fo:font-style="italic" style:font-style-asian="italic" style:font-style-complex="italic"/>
    </style:style>
    <style:style style:name="P31" style:family="paragraph" style:parent-style-name="Text_20_body">
      <style:paragraph-properties fo:text-align="justify" style:justify-single-word="false"/>
      <style:text-properties fo:language="uk" fo:country="UA"/>
    </style:style>
    <style:style style:name="P32"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3" style:family="paragraph" style:parent-style-name="Text_20_body">
      <style:paragraph-properties fo:text-align="justify" style:justify-single-word="false"/>
      <style:text-properties fo:color="#c9211e" fo:language="ru" fo:country="RU"/>
    </style:style>
    <style:style style:name="P34"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5"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6" style:family="paragraph" style:parent-style-name="Text_20_body">
      <style:paragraph-properties fo:text-align="justify" style:justify-single-word="false"/>
      <style:text-properties fo:color="#0000ff"/>
    </style:style>
    <style:style style:name="P37" style:family="paragraph" style:parent-style-name="Text_20_body">
      <style:paragraph-properties fo:text-align="justify" style:justify-single-word="false"/>
      <style:text-properties fo:color="#0000ff" fo:language="en" fo:country="US"/>
    </style:style>
    <style:style style:name="P38" style:family="paragraph" style:parent-style-name="Quotations">
      <style:text-properties fo:language="ru" fo:country="RU"/>
    </style:style>
    <style:style style:name="P39"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3" style:family="paragraph" style:parent-style-name="Standard">
      <style:paragraph-properties fo:margin-left="0cm" fo:margin-right="0cm" fo:text-align="justify" style:justify-single-word="false" fo:text-indent="0.499cm" style:auto-text-indent="false"/>
      <style:text-properties fo:language="ru" fo:country="RU"/>
    </style:style>
    <style:style style:name="P44" style:family="paragraph" style:parent-style-name="Standard">
      <style:paragraph-properties fo:text-align="justify" style:justify-single-word="false"/>
      <style:text-properties fo:language="ru" fo:country="RU"/>
    </style:style>
    <style:style style:name="P45"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6" style:family="paragraph" style:parent-style-name="Standard">
      <style:paragraph-properties fo:text-align="justify" style:justify-single-word="false"/>
      <style:text-properties fo:language="en" fo:country="US"/>
    </style:style>
    <style:style style:name="P47" style:family="paragraph" style:parent-style-name="Standard">
      <style:paragraph-properties fo:text-align="justify" style:justify-single-word="false"/>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50"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text-align="justify" style:justify-single-word="false" fo:background-color="transparent">
        <style:background-image/>
      </style:paragraph-properties>
    </style:style>
    <style:style style:name="P52"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3"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4"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6"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7" style:family="paragraph" style:parent-style-name="Text_20_body" style:master-page-name="">
      <style:paragraph-properties fo:margin-left="6.006cm" fo:margin-right="0cm" fo:margin-top="0cm" fo:margin-bottom="0.247cm" fo:line-height="120%"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8"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9"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60" style:family="paragraph" style:parent-style-name="Text_20_body" style:master-page-name="">
      <style:paragraph-properties fo:margin-left="6.033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61" style:family="paragraph" style:parent-style-name="Text_20_body">
      <style:paragraph-properties fo:margin-left="6.033cm" fo:margin-right="0cm" fo:margin-top="0cm" fo:margin-bottom="0.247cm" fo:line-height="120%" fo:text-align="start" style:justify-single-word="false" fo:hyphenation-ladder-count="no-limit" fo:text-indent="0cm" style:auto-text-indent="false"/>
      <style:text-properties fo:language="ru" fo:country="RU" fo:font-style="italic" fo:background-color="transparent" style:font-style-asian="italic" style:font-style-complex="italic" fo:hyphenate="false" fo:hyphenation-remain-char-count="0" fo:hyphenation-push-char-count="0"/>
    </style:style>
    <style:style style:name="P62" style:family="paragraph" style:parent-style-name="Text_20_body" style:master-page-name="">
      <style:paragraph-properties fo:margin-left="6.191cm" fo:margin-right="0cm" fo:margin-top="0cm" fo:margin-bottom="0.247cm" fo:line-height="120%" fo:text-align="start"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3"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4"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65" style:family="paragraph" style:parent-style-name="Heading_20_1">
      <style:paragraph-properties fo:text-align="center" style:justify-single-word="false"/>
    </style:style>
    <style:style style:name="P66" style:family="paragraph" style:parent-style-name="Heading_20_1">
      <style:paragraph-properties fo:text-align="justify" style:justify-single-word="false"/>
    </style:style>
    <style:style style:name="P67" style:family="paragraph" style:parent-style-name="Heading_20_1" style:master-page-name="MP0">
      <style:paragraph-properties fo:text-align="center" style:justify-single-word="false" style:page-number="auto" fo:break-before="page"/>
      <style:text-properties fo:language="ru" fo:country="RU"/>
    </style:style>
    <style:style style:name="P68" style:family="paragraph" style:parent-style-name="Heading_20_2">
      <style:paragraph-properties fo:text-align="center" style:justify-single-word="false"/>
      <style:text-properties fo:language="ru" fo:country="RU"/>
    </style:style>
    <style:style style:name="P69" style:family="paragraph" style:parent-style-name="Heading_20_2">
      <style:paragraph-properties fo:text-align="center" style:justify-single-word="false"/>
      <style:text-properties fo:language="en" fo:country="US" fo:font-weight="normal" style:font-weight-asian="normal" style:font-weight-complex="normal"/>
    </style:style>
    <style:style style:name="P70" style:family="paragraph" style:parent-style-name="Heading_20_2">
      <style:paragraph-properties fo:text-align="center" style:justify-single-word="false"/>
    </style:style>
    <style:style style:name="P71" style:family="paragraph" style:parent-style-name="Text_20_body">
      <style:paragraph-properties fo:text-align="center" style:justify-single-word="false"/>
      <style:text-properties fo:language="ru" fo:country="RU" fo:font-style="italic" style:font-style-asian="italic" style:font-style-complex="italic"/>
    </style:style>
    <style:style style:name="P72" style:family="paragraph" style:parent-style-name="Text_20_body">
      <style:paragraph-properties fo:text-align="justify" style:justify-single-word="false"/>
      <style:text-properties fo:language="ru" fo:country="RU" fo:font-style="italic" style:font-style-asian="italic" style:font-style-complex="italic"/>
    </style:style>
    <style:style style:name="P73"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74"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75"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language="ru" fo:country="RU" style:text-underline-style="none" fo:background-color="transparent"/>
    </style:style>
    <style:style style:name="T14" style:family="text">
      <style:text-properties fo:color="#0000ff"/>
    </style:style>
    <style:style style:name="T15" style:family="text">
      <style:text-properties fo:color="#0000ff" fo:language="ru" fo:country="RU"/>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ru" fo:country="RU" style:font-size-asian="12pt" style:font-size-complex="12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background-color="#ffff00"/>
    </style:style>
    <style:style style:name="T22" style:family="text">
      <style:text-properties fo:language="uk" fo:country="UA"/>
    </style:style>
    <style:style style:name="T23" style:family="text">
      <style:text-properties fo:language="uk" fo:country="UA" fo:font-style="italic" fo:background-color="#ffff00" style:font-style-asian="italic" style:font-style-complex="italic"/>
    </style:style>
    <style:style style:name="T24" style:family="text">
      <style:text-properties fo:language="uk" fo:country="UA" fo:background-color="transparent"/>
    </style:style>
    <style:style style:name="T25" style:family="text">
      <style:text-properties style:text-line-through-style="solid" fo:language="ru" fo:country="RU" style:text-underline-mode="continuous" style:text-overline-mode="continuous" style:text-line-through-mode="continuous"/>
    </style:style>
    <style:style style:name="T26" style:family="text">
      <style:text-properties style:text-line-through-style="solid" fo:language="ru" fo:country="RU" style:text-underline-mode="continuous" style:text-overline-mode="continuous" style:text-line-through-mode="continuous" fo:background-color="#ffff00"/>
    </style:style>
    <style:style style:name="T27" style:family="text">
      <style:text-properties style:text-line-through-style="solid" fo:language="ru" fo:country="RU" style:text-underline-mode="continuous" style:text-overline-mode="continuous" style:text-line-through-mode="continuous" fo:background-color="#00ccff"/>
    </style:style>
    <style:style style:name="T28" style:family="text">
      <style:text-properties fo:color="#c9211e" fo:language="ru" fo:country="RU"/>
    </style:style>
    <style:style style:name="T29" style:family="text">
      <style:text-properties fo:language="en" fo:country="US"/>
    </style:style>
    <style:style style:name="T30" style:family="text">
      <style:text-properties fo:language="en" fo:country="US" fo:background-color="#ffff00"/>
    </style:style>
    <style:style style:name="T31" style:family="text">
      <style:text-properties fo:language="en" fo:country="US" fo:font-weight="bold" style:font-weight-asian="bold" style:font-weight-complex="bold"/>
    </style:style>
    <style:style style:name="T32" style:family="text">
      <style:text-properties fo:language="en" fo:country="US" fo:background-color="transparent"/>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background-color="#ffff0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style:style>
    <style:style style:name="T38" style:family="text">
      <style:text-properties fo:font-style="normal" style:font-style-asian="normal" style:font-style-complex="normal"/>
    </style:style>
    <style:style style:name="T39" style:family="text">
      <style:text-properties fo:background-color="#fff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Семь вечностей</text:h>
      <text:p text:style-name="P2">*ниспадающее безумие*</text:p>
      <text:p text:style-name="P10"/>
      <text:p text:style-name="P54">Война. Война никогда не меняется.</text:p>
      <text:p text:style-name="P54">Я слышала где-то эту фразу, но не могу вспомнить, где и от кого?</text:p>
      <text:p text:style-name="P54">Впрочем, это не имеет значения вне времени и пространства.</text:p>
      <text:p text:style-name="P54">Война никогда не меняется...</text:p>
      <text:p text:style-name="P54"/>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8" text:outline-level="2">Глава 1</text:h>
      <text:p text:style-name="P36"><text:span text:style-name="Default_20_Paragraph_20_Font"><text:span text:style-name="T15"/></text:span></text:p>
      <text:p text:style-name="P36"><text:span text:style-name="Default_20_Paragraph_20_Font"><text:span text:style-name="T15"/></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2"><text:span text:style-name="Default_20_Paragraph_20_Font"><text:span text:style-name="T1">Джет нетерпеливо толкает меня копытом в плечо.</text:span></text:span></text:p>
      <text:p text:style-name="P22"><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2"><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2"><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2"><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9">Нет, Агамемнон – ерунда.</text:p>
      <text:p text:style-name="P19">За нами. Гонятся. Чёртовы. Чокнутые. Пони.</text:p>
      <text:p text:style-name="P5"/>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9"/>
      <text:p text:style-name="P28">~~~</text:p>
      <text:p text:style-name="P3">...</text:p>
      <text:p text:style-name="P22"><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2"><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2"><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2"><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2"><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51"><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2"><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2"><text:span text:style-name="Default_20_Paragraph_20_Font"><text:span text:style-name="T4">- Во-вторых, шанс получения потомства можно поднять с помощью магического ритуала “</text:span></text:span><text:span text:style-name="T19">Pornis</text:span><text:span text:style-name="Default_20_Paragraph_20_Font"><text:span text:style-name="T4"> </text:span></text:span><text:span text:style-name="T19">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2"><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9">Хр-р-р…</text:span></text:p>
      <text:p text:style-name="P24"/>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2"><text:span text:style-name="Default_20_Paragraph_20_Font"><text:span text:style-name="T4">- Мн-мн-хррр, - сонно чавкала пегаска, пуская слюни. - Гороховый суп закончился. </text:span></text:span><text:span text:style-name="T19">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2"><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2"><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9">Отстань, пожалуйста…</text:span></text:p>
      <text:p text:style-name="P24"/>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8">~~~</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8" text:outline-level="2">Глава 2</text:h>
      <text:p text:style-name="P2"/>
      <text:p text:style-name="P53">Также неизменна противоположная войне сущность - любовь.</text:p>
      <text:p text:style-name="P53">Война убивает, любовь же даёт силы бороться. </text:p>
      <text:p text:style-name="P53">Слабый огонёк сознания сражается с холодной бесконечностью небытия только для того, чтобы ещё раз увидеть Тебя.</text:p>
      <text:p text:style-name="P52"/>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2">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2"><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2"><text:span text:style-name="Default_20_Paragraph_20_Font"><text:span text:style-name="T19">sanctificetur</text:span></text:span><text:span text:style-name="Default_20_Paragraph_20_Font"><text:span text:style-name="T4"> </text:span></text:span><text:span text:style-name="Default_20_Paragraph_20_Font"><text:span text:style-name="T19">nomen</text:span></text:span><text:span text:style-name="Default_20_Paragraph_20_Font"><text:span text:style-name="T4"> </text:span></text:span><text:span text:style-name="Default_20_Paragraph_20_Font"><text:span text:style-name="T19">tuum</text:span></text:span><text:span text:style-name="Default_20_Paragraph_20_Font"><text:span text:style-name="T4">;</text:span></text:span></text:p>
      <text:p text:style-name="P24">adveniat regnum tuum;</text:p>
      <text:p text:style-name="P24">fiat voluntas tua, sicut in caelo et in terra…</text:p>
      <text:p text:style-name="P24"/>
      <text:p text:style-name="P24">…хрррсссшшш…</text:p>
      <text:p text:style-name="P24"/>
      <text:p text:style-name="P24">ne nuclear bellum. Amen</text:p>
      <text:p text:style-name="P24"/>
      <text:p text:style-name="P24">…шшшссс…</text:p>
      <text:p text:style-name="P24"/>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2"><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2"/>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2">твои</text:span> яйцеголовые <text:span text:style-name="T22">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2"><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2">у</text:span></text:span><text:span text:style-name="Default_20_Paragraph_20_Font"><text:span text:style-name="T11">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2">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22"><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2"><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2"><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2"><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2"><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2"><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2"><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2"><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2"/>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8" text:outline-level="2">Глава 3</text:h>
      <text:p text:style-name="P2"/>
      <text:p text:style-name="P56">Безвременье тьмы, безмолвие камня, бессмыслие скуки - мои спутники в вечном заточении. К ним привыкаешь за первую тысячу лет.</text:p>
      <text:p text:style-name="P55">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22"><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2"><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2">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2">забор</text:span> нужен, скорее, для твоей <text:span text:style-name="T22">же </text:span>защиты, чем...</text:p>
      <text:p text:style-name="P7"/>
      <text:p text:style-name="P3">- Понятно.</text:p>
      <text:p text:style-name="P3"/>
      <text:p text:style-name="P19">Я решил схитрить. Просто из интереса. Кроме него, больше ловить тут было нечего. <text:span text:style-name="T22">Тот Алекс, которого я когда-то знал, давно умер. А, может, никогда и не рождался.</text:span></text:p>
      <text:p text:style-name="P5"/>
      <text:p text:style-name="P19">- Хорошо, Алекс, ты меня почти убедил. Я практически готов согласиться. Олени, девочки, признание – с детства мечтал, <text:span text:style-name="T2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2">в таких </text:span>вот <text:span text:style-name="T2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 Дед, вот ты зря корчишь из себя такого прожжёного циника. Я-то знаю, что ты не такой. <text:span text:style-name="T22">Да не хмурься,</text:span><text:span text:style-name="T29">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29">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9"/>
      <text:p text:style-name="P19">Алекс вытер платком пот.</text:p>
      <text:p text:style-name="P19"/>
      <text:p text:style-name="P1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text:p text:style-name="P19">-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37">–</text:span> отдался воспоминаниям и я. <text:span text:style-name="T37">–</text:span> Это ж от идеи, что партнёра по бизнесу можно уничтожить физически, у Нэша поехала крыша.</text:p>
      <text:p text:style-name="P3">- Да, помню, <text:span text:style-name="T37">–</text:span> подхватил Алекс. <text:span text:style-name="T37">–</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2">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2"><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29">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37">CAESAR, </text:span></text:span><text:span text:style-name="Default_20_Paragraph_20_Font"><text:span text:style-name="T11">как и </text:span></text:span><text:span text:style-name="Default_20_Paragraph_20_Font"><text:span text:style-name="T24">наш </text:span></text:span><text:span text:style-name="Default_20_Paragraph_20_Font"><text:span text:style-name="T3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2">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2">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2">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2"><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8"><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22"><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2"><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2"><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5"/>
      <text:p text:style-name="P3">- Ну так и жри, пока не скисло! - заорала поняха, повернув к нему голову.</text:p>
      <text:p text:style-name="P3"/>
      <text:p text:style-name="P22"><text:soft-page-break/><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2"><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2">-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8">Рыжегривая поняха в веснушках весело подмигнула нам из-под ковбойской шляпы, нахлобученной прямо поверх ржавого шлема.…</text:span></text:p>
      <text:p text:style-name="P3"/>
      <text:p text:style-name="P28">~~~</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8" text:outline-level="2"><text:soft-page-break/>Глава 4</text:h>
      <text:p text:style-name="P2"/>
      <text:p text:style-name="P58">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9">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2"><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2"><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2"><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2"><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9">Я уже отчаялся остановить вышедшего на орбиту философа и просто старался не заснуть.</text:p>
      <text:p text:style-name="P5"/>
      <text:p text:style-name="P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5"/>
      <text:p text:style-name="P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9"/>
      <text:p text:style-name="P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9"/>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28">***</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2"><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8">~~~</text:p>
      <text:p text:style-name="P14">…Я беру Крысу в руки и, шатаясь, иду к небесной машине.</text:p>
      <text:p text:style-name="P14"/>
      <text:p text:style-name="P14">«Постарайся выжить…»</text:p>
      <text:p text:style-name="P14"/>
      <text:p text:style-name="P14">В далёкой синеве неба появляются белые полоски инверсных следов ракет.</text:p>
      <text:p text:style-name="P14">Се-лес-тия — повторяю незнакомое, но в то же время удивительно волнующее имя.</text:p>
      <text:p text:style-name="P14"/>
      <text:p text:style-name="P14">Я открываю дверь кабины и осторожно кладу Крысу на пилотское кресло. Потом закрываю кабину.</text:p>
      <text:p text:style-name="P14">- Извини, Хэвен. Не вижу смысла.</text:p>
      <text:p text:style-name="P14"/>
      <text:p text:style-name="P1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0">Я продолжаю смеяться до тех пор, пока сияние не выжигает мне глаза…</text:span></text:span></text:p>
      <text:p text:style-name="P22"><text:span text:style-name="Default_20_Paragraph_20_Font"><text:span text:style-name="T1"/></text:span></text:p>
      <text:p text:style-name="P17"/>
      <text:p text:style-name="P28">~~~</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9">М</text:span>’<text:span text:style-name="T29">боно</text:span> и не хотят оставаться здесь сверх необходимого.</text:p>
      <text:p text:style-name="P3"/>
      <text:h text:style-name="P68" text:outline-level="2">Глава 5</text:h>
      <text:p text:style-name="P2"/>
      <text:p text:style-name="P62">"Намерение меняет реальность" - повторяю я каждый раз, когда близка к отчаянию.</text:p>
      <text:p text:style-name="P2"/>
      <text:p text:style-name="P22"><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2"><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2"><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8">***</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8" text:outline-level="2"><text:span text:style-name="Default_20_Paragraph_20_Font"><text:span text:style-name="T37">Глава </text:span></text:span><text:span text:style-name="T37">6</text:span></text:h>
      <text:p text:style-name="P20"/>
      <text:p text:style-name="P60"><text:span text:style-name="T11">Мне доступны множество миров, поражающих воображение. За мириадами врат Эогиппа кроются фантастические </text:span><text:span text:style-name="T13">края</text:span><text:span text:style-name="T11"> с пейзажами, от которых захватывает дух. Можно прожить миллионы лет, тысячи жизней, но так и не насладиться ими всеми.</text:span></text:p>
      <text:p text:style-name="P61">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2"><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2">записями </text:span></text:span><text:span text:style-name="Default_20_Paragraph_20_Font"><text:span text:style-name="T1">Э</text:span></text:span><text:span text:style-name="Default_20_Paragraph_20_Font"><text:span text:style-name="T2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29">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1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19"/></text:span></text:p>
      <text:p text:style-name="P3"><text:span text:style-name="Default_20_Paragraph_20_Font"><text:span text:style-name="T19">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28">***</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2"><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1">левое</text:span></text:span><text:span text:style-name="Default_20_Paragraph_20_Font"><text:span text:style-name="T1"> крыло – пегасье, голубое с перьями, а <text:s/></text:span></text:span><text:span text:style-name="Default_20_Paragraph_20_Font"><text:span text:style-name="T11">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29">'</text:span><text:span text:style-name="T22">зака</text:span> уже не смо<text:span text:style-name="T22">гут</text:span> – правых крыльев у <text:span text:style-name="T22">нас </text:span>уже нет никаких. <text:span text:style-name="T22">Разве что т</text:span>ы<text:span text:style-name="T2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22"><text:soft-page-break/><text:span text:style-name="Default_20_Paragraph_20_Font"><text:span text:style-name="T11">-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22"><text:span text:style-name="Default_20_Paragraph_20_Font"><text:span text:style-name="T2"/></text:span></text:p>
      <text:p text:style-name="P22"><text:span text:style-name="Default_20_Paragraph_20_Font"><text:span text:style-name="T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19">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68" text:outline-level="2">Глава 7</text:h>
      <text:p text:style-name="P2"/>
      <text:p text:style-name="P63">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4">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2"><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1">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18"><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
      <text:p text:style-name="P3">- Как мне звать тебя, Учитель? - прошептал я ему на ухо, стараясь воссоздать знакомые интонации.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19">- Каков был класс твоей защиты в последнем диалоге?</text:p>
      <text:p text:style-name="P19">- Двадцать второй.</text:p>
      <text:p text:style-name="P19">- Сколько времени ты продержался?</text:p>
      <text:p text:style-name="P19">- Семнадцать минут.</text:p>
      <text:p text:style-name="P19">- Сколько времени ты бы продержался с тридцатым классом?</text:p>
      <text:p text:style-name="P19">- … Часа три… Наверное…</text:p>
      <text:p text:style-name="P19">- Какой ты запомнил Хэвэн?</text:p>
      <text:p text:style-name="P19">- Она прекрасна… Она идеальна. Она совершенна.</text:p>
      <text:p text:style-name="P19">- Чего более всего нужно опасаться при встрече с ней сейчас?</text:p>
      <text:p text:style-name="P19"/>
      <text:p text:style-name="P19"><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9"/>
      <text:p text:style-name="P19">- Любви. Опасайся её любви. Не давай ей прикоснуться к себе. Она украдёт твою душу и заберёт её себе.</text:p>
      <text:p text:style-name="P5"/>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22"><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1">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29">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2"><text:span text:style-name="Default_20_Paragraph_20_Font"><text:span text:style-name="T4">…</text:span></text:span><text:span text:style-name="Default_20_Paragraph_20_Font"><text:span text:style-name="T19">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69"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68" text:outline-level="2">Глава 8</text:h>
      <text:p text:style-name="P2"/>
      <text:p text:style-name="P63">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6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28">***</text:p>
      <text:p text:style-name="P2"/>
      <text:p text:style-name="P22"><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37">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37">планет </text:span>– <text:span text:style-name="T37">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2"><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8" text:outline-level="2">Глава 9</text:h>
      <text:p text:style-name="P3"/>
      <text:p text:style-name="P56">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5"/>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2"><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2"><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2"><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1">“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1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2"><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1">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2"><text:span text:style-name="Default_20_Paragraph_20_Font"><text:span text:style-name="T1">Вещи оставались нетронутыми на своих местах, как будто не было </text:span></text:span><text:span text:style-name="Default_20_Paragraph_20_Font"><text:span text:style-name="T11">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2"><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1">два года</text:span></text:span><text:span text:style-name="Default_20_Paragraph_20_Font"><text:span text:style-name="T1"> не вытянет даже баобаб.</text:span></text:span></text:p>
      <text:p text:style-name="P22"><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1">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2"><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2"><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22"><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22"><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8">… Определён нейроинтерфейс 0.12-альфа</text:p>
      <text:p text:style-name="P38">… Поиск соединения</text:p>
      <text:p text:style-name="P38">… Соединение установлено</text:p>
      <text:p text:style-name="P38">…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8">… До начала диалога осталось пять… четыре… три…</text:p>
      <text:p text:style-name="P38"/>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22"><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5"/>
      <text:p text:style-name="P28">***</text:p>
      <text:p text:style-name="P28"/>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2"><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68" text:outline-level="2">Глава 10</text:h>
      <text:p text:style-name="P1"/>
      <text:p text:style-name="P57"><text:soft-page-break/>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29">?</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29">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text:soft-page-break/>Она воздушной трусцой начинает приближаться ко мне. Её глаза искрятся в последних лучах заходящего солнца.</text:p>
      <text:p text:style-name="P22"><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1">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2"><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1">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2"><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29">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29">Знал</text:span></text:span><text:span text:style-name="Default_20_Paragraph_20_Font"><text:span text:style-name="T1"> бы ты, чего мне стоит это!</text:span></text:span><text:span text:style-name="Default_20_Paragraph_20_Font"><text:span text:style-name="T11"> Он постоянно пытается взять верх, сопротивление</text:span></text:span><text:span text:style-name="Default_20_Paragraph_20_Font"><text:span text:style-name="T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8"/>
      <text:p text:style-name="P22"><text:soft-page-break/><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1">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2"><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1">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1">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2"><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1">два года</text:span></text:span><text:span text:style-name="Default_20_Paragraph_20_Font"><text:span text:style-name="T1">. Ой!</text:span></text:span></text:p>
      <text:p text:style-name="P3"><text:soft-page-break/></text:p>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2"><text:span text:style-name="Default_20_Paragraph_20_Font"><text:span text:style-name="T1">Четвёртый протокол — </text:span></text:span><text:span text:style-name="Default_20_Paragraph_20_Font"><text:span text:style-name="T11">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text:soft-page-break/>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22"><text:span text:style-name="Default_20_Paragraph_20_Font"><text:span text:style-name="T4">Простенькая анимация из </text:span></text:span><text:span text:style-name="Default_20_Paragraph_20_Font"><text:span text:style-name="T7">трёх</text:span></text:span><text:span text:style-name="Default_20_Paragraph_20_Font"><text:span text:style-name="T4"> свечей на торте крутится на экране.</text:span></text:span></text:p>
      <text:p text:style-name="P22"><text:soft-page-break/><text:span text:style-name="Default_20_Paragraph_20_Font"><text:span text:style-name="T4">- Нэш, ты уже достаточно самостоятелен. На твой </text:span></text:span><text:span text:style-name="Default_20_Paragraph_20_Font"><text:span text:style-name="T7">третий </text:span></text:span><text:span text:style-name="Default_20_Paragraph_20_Font"><text:span text:style-name="T4">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2"><text:span text:style-name="Default_20_Paragraph_20_Font"><text:span text:style-name="T4">- Хмм. Забавно, где ты её нашёл? Это же </text:span></text:span><text:span text:style-name="Default_20_Paragraph_20_Font"><text:span text:style-name="T7">аликорн</text:span></text:span><text:span text:style-name="Default_20_Paragraph_20_Font"><text:span text:style-name="T4"> из детского сериала про разноцветных пони. Выглядит достаточно нелепо для твоего образа.</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2"><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2"><text:span text:style-name="Default_20_Paragraph_20_Font"><text:span text:style-name="T4">-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7">. В них нет обнимашек и <text:s/>в-траве-валяшек.</text:span></text:span></text:p>
      <text:p text:style-name="P7">&lt;<text:span text:style-name="T39">этический модуль Юджина</text:span>&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2"><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7">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2"><text:span text:style-name="Default_20_Paragraph_20_Font"><text:span text:style-name="T4">- Представь себе, что «</text:span></text:span><text:span text:style-name="Default_20_Paragraph_20_Font"><text:span text:style-name="T7">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2"><text:span text:style-name="Default_20_Paragraph_20_Font"><text:span text:style-name="T4">- Переместить модуль «</text:span></text:span><text:span text:style-name="Default_20_Paragraph_20_Font"><text:span text:style-name="T7">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3"><text:span text:style-name="T19">-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2"><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1"> Теперь</text:span></text:span><text:span text:style-name="Default_20_Paragraph_20_Font"><text:span text:style-name="T32"> </text:span></text:span><text:span text:style-name="Default_20_Paragraph_20_Font"><text:span text:style-name="T11">ты вспомнишь всё!</text:span></text:span></text:p>
      <text:p text:style-name="P3"/>
      <text:p text:style-name="P3">Она склоняет морду ко мне. Её грива сияющим водопадом охватывает меня. Её рог стремится к моему лбу.</text:p>
      <text:p text:style-name="P22"><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1">набором open-source алгоритмов нейросети</text:span></text:span><text:span text:style-name="Default_20_Paragraph_20_Font"><text:span text:style-name="T1">, не обладающих сознанием!</text:span></text:span></text:p>
      <text:p text:style-name="P3"/>
      <text:p text:style-name="P22"><text:span text:style-name="Default_20_Paragraph_20_Font"><text:span text:style-name="T9">***EMERGENCY PROTOCOL! T-45</text:span></text:span><text:span text:style-name="Default_20_Paragraph_20_Font"><text:span text:style-name="T31">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2"><text:span text:style-name="Default_20_Paragraph_20_Font"><text:span text:style-name="T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1">https://www.youtube.com/watch?v=u1ZoHfJZACA</text:span></text:span></text:a><text:span text:style-name="Default_20_Paragraph_20_Font"><text:span text:style-name="T21">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2"><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2"><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8" text:outline-level="2"/>
      <text:p text:style-name="P28">***</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вается.</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68" text:outline-level="2">Глава 11</text:h>
      <text:p text:style-name="P9"/>
      <text:p text:style-name="P63">- Куда идёшь ты? - спрашивают бестелесные создания на задворках Эогиппа.</text:p>
      <text:p text:style-name="P64"><text:soft-page-break/>- Не знаю, - отвечаю я.</text:p>
      <text:p text:style-name="P64">- Зачем идёшь ты?</text:p>
      <text:p text:style-name="P64">- Пока иду по следу, есть шанс найти его. Остановлюсь - забуду и его, и себя. Превращусь в такой же камень изнутри, как и снаружи.</text:p>
      <text:p text:style-name="P64"/>
      <text:p text:style-name="P7">…</text:p>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2"><text:span text:style-name="Default_20_Paragraph_20_Font"><text:span text:style-name="T4">- … Этот </text:span></text:span><text:span text:style-name="Default_20_Paragraph_20_Font"><text:span text:style-name="T7">суперкомпью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text:soft-page-break/>-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text:soft-page-break/>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2"><text:span text:style-name="Default_20_Paragraph_20_Font"><text:span text:style-name="T4">В аудитории поднимается негромкий гул. Практически весь «</text:span></text:span><text:span text:style-name="Default_20_Paragraph_20_Font"><text:span text:style-name="T7">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text:soft-page-break/>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2"><text:span text:style-name="Default_20_Paragraph_20_Font"><text:span text:style-name="T4">- </text:span></text:span><text:span text:style-name="Default_20_Paragraph_20_Font"><text:span text:style-name="T7">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4">- Ха-ха-ха-ха-ха! - смеётся до того мрачный Архимед. - Да скорее нам починят кондиционер в курилке, чем тебя допустят до кнопок. Ты ж понимаешь…</text:p>
      <text:p text:style-name="P1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4"/>
      <text:p text:style-name="P14">Хэвэн кивает головой с грустной улыбкой.</text:p>
      <text:p text:style-name="P1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text:soft-page-break/>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же есть четвёртый вариант?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text:soft-page-break/></text:p>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2"><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text:soft-page-break/></text:p>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text:soft-page-break/>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2"><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text:soft-page-break/>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text:soft-page-break/>-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text:soft-page-break/>-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68"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text:soft-page-break/>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text:soft-page-break/>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text:soft-page-break/>- Кто ещё?</text:p>
      <text:p text:style-name="P22"><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2"><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text:soft-page-break/>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text:soft-page-break/>-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68"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text:soft-page-break/>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text:soft-page-break/></text:p>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text:soft-page-break/></text:p>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text:soft-page-break/>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text:soft-page-break/>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text:soft-page-break/></text:p>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text:soft-page-break/>-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2"><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text:soft-page-break/>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22"><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text:soft-page-break/>-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2"><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2"><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2"><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text:soft-page-break/>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8"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text:soft-page-break/>-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2"><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text:soft-page-break/>-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text:soft-page-break/>противодействия в будущем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Самый сильный протокол. По-сути, самоуничтожение.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пока ты будешь подносить палец к выключателю, Нэш может успеть обвалить энергосистему страны или обнулить базы данных системных банков.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7"/>
      <text:p text:style-name="P22"><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text:soft-page-break/>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text:soft-page-break/>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text:soft-page-break/>-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text:soft-page-break/>-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2"><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2"><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text:soft-page-break/>-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2"><text:soft-page-break/><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22"><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text:soft-page-break/></text:p>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3"><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text:soft-page-break/></text:p>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22"><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text:soft-page-break/></text:p>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text:soft-page-break/>-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8"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text:soft-page-break/>-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text:soft-page-break/>-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text:soft-page-break/>-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text:soft-page-break/>-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text:soft-page-break/>-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text:soft-page-break/></text:p>
      <text:p text:style-name="P2">***</text:p>
      <text:p text:style-name="P3"/>
      <text:p text:style-name="P16">~~~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2"><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2"><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text:soft-page-break/>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text:soft-page-break/>-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2"><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text:soft-page-break/>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8" text:outline-level="2">Глава 16</text:h>
      <text:p text:style-name="P2"/>
      <text:p text:style-name="P39">Звон будильника чуть не проломил башку. Я открыл глаза.</text:p>
      <text:p text:style-name="P39">Чёрт! На работу! Опять опаздываю!</text:p>
      <text:p text:style-name="P39">Я вскакиваю с постели и хватаюсь за футболку, прыгая одной ногой в штанине.</text:p>
      <text:p text:style-name="P39">Стоп!</text:p>
      <text:p text:style-name="P39"/>
      <text:p text:style-name="P39">Какая, к чёрту, работа? Какой, к чёрту, будильник? Неделю я не выхожу из дома, взяв отпуск за свой счёт. Хэвэн сказала ждать.</text:p>
      <text:p text:style-name="P39"/>
      <text:p text:style-name="P3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9"/>
      <text:p text:style-name="P39">«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text:soft-page-break/>-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30">~~~</text:p>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text:soft-page-break/>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9">&lt;</text:span><text:span text:style-name="T30">+ </text:span><text:span text:style-name="T21">она даст ему паранормальные способности — насколько успеет за эти секунды</text:span><text:span text:style-name="T29">&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text:soft-page-break/></text:p>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text:soft-page-break/>-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text:soft-page-break/>-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text:soft-page-break/></text:p>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text:soft-page-break/>-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text:soft-page-break/>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text:soft-page-break/>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text:soft-page-break/>-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text:soft-page-break/>-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text:soft-page-break/>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text:soft-page-break/></text:p>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text:soft-page-break/>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1">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text:soft-page-break/>-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2"><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2"><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text:soft-page-break/>-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text:soft-page-break/>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2"><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text:soft-page-break/>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text:soft-page-break/>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22"><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text:soft-page-break/>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2"><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2"><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text:soft-page-break/>-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text:soft-page-break/>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text:soft-page-break/>-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text:soft-page-break/>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text:soft-page-break/>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2"><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2"><text:soft-page-break/><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2"><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2"><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2"><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text:span></text:span><text:soft-page-break/><text:span text:style-name="Default_20_Paragraph_20_Font"><text:span text:style-name="T4">—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2"><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text:soft-page-break/></text:p>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text:soft-page-break/>-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text:soft-page-break/>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text:soft-page-break/>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text:soft-page-break/>-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text:soft-page-break/>-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text:soft-page-break/>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8"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text:soft-page-break/>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2"><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2"><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text:soft-page-break/>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text:soft-page-break/>-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text:soft-page-break/>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text:soft-page-break/>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2"><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text:soft-page-break/>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
      <text:p text:style-name="P22"><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1"><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text:soft-page-break/>-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text:soft-page-break/></text:p>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text:soft-page-break/>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text:soft-page-break/>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text:soft-page-break/>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text:soft-page-break/>-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text:soft-page-break/>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text:soft-page-break/></text:p>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text:soft-page-break/>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text:soft-page-break/>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text:soft-page-break/>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text:soft-page-break/>-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text:soft-page-break/>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text:soft-page-break/>-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text:soft-page-break/>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text:soft-page-break/>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text:soft-page-break/></text:p>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2"><text:soft-page-break/><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text:soft-page-break/>-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22"><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text:soft-page-break/>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0">Я дёргаю замок.</text:p>
      <text:p text:style-name="P40">– Как ты его раскрыла зубами-то? Я двумя руками закрыть не могу! Кажись, этот доспех узковат для твоей жопы!</text:p>
      <text:p text:style-name="P40">– Я помогу! – <text:s/>Селестия изгибает шею и зубами сжимает защёлку.</text:p>
      <text:p text:style-name="P40"/>
      <text:p text:style-name="P40">ШЛОП!</text:p>
      <text:p text:style-name="P40"/>
      <text:p text:style-name="P4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text:soft-page-break/>-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2"><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68"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2"><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text:soft-page-break/>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2"><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text:soft-page-break/></text:p>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2"><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22"><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text:soft-page-break/>…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5">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2"><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2">но</text:span> мне <text:span text:style-name="T22">сказочно </text:span>повезло - Хэвэн не является живой.</text:p>
      <text:p text:style-name="P1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2">окончательно</text:span>.</text:p>
      <text:p text:style-name="P22"><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Я очень хочу, я мечтаю, что м</text:span></text:span><text:span text:style-name="Default_20_Paragraph_20_Font"><text:span text:style-name="T6">ы</text:span></text:span><text:span text:style-name="Default_20_Paragraph_20_Font"><text:span text:style-name="T23"> опять встретимся.</text:span></text:span></text:p>
      <text:p text:style-name="P22"><text:span text:style-name="Default_20_Paragraph_20_Font"><text:span text:style-name="T23">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text:soft-page-break/></text:p>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2"/>
      <text:p text:style-name="P28">~~~</text:p>
      <text:p text:style-name="P28"/>
      <text:p text:style-name="P22"><text:span text:style-name="Default_20_Paragraph_20_Font"><text:span text:style-name="T1">… Сияние. </text:span></text:span></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3">В какой-то момент пришло осознание.</text:p>
      <text:p text:style-name="P40"/>
      <text:p text:style-name="P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text:soft-page-break/></text:p>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22"><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text:soft-page-break/>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2"><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text:soft-page-break/></text:p>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6">~~~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text:soft-page-break/>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text:soft-page-break/>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text:soft-page-break/></text:p>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text:soft-page-break/>-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text:soft-page-break/></text:p>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text:soft-page-break/></text:p>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2"><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2"><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text:soft-page-break/>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text:soft-page-break/>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2"><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oft-page-break/><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text:soft-page-break/></text:p>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2"><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text:soft-page-break/>«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text:soft-page-break/>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text:soft-page-break/>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text:soft-page-break/></text:p>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text:soft-page-break/>-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text:soft-page-break/>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text:soft-page-break/>-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2"><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text:soft-page-break/>-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text:soft-page-break/></text:p>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text:soft-page-break/></text:p>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2"><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text:span></text:span><text:soft-page-break/><text:span text:style-name="Default_20_Paragraph_20_Font"><text:span text:style-name="T1">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2"><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text:soft-page-break/></text:p>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22"><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2"><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22"><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text:soft-page-break/>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text:soft-page-break/>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soft-page-break/>…</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text:soft-page-break/>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text:soft-page-break/>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text:soft-page-break/>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text:soft-page-break/>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text:soft-page-break/>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text:soft-page-break/>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text:soft-page-break/>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text:soft-page-break/>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text:soft-page-break/>-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2"><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text:soft-page-break/>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text:soft-page-break/>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text:soft-page-break/>-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2"><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7">&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text:soft-page-break/></text:p>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2"/>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text:soft-page-break/>-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text:soft-page-break/>-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text:soft-page-break/>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text:soft-page-break/></text:p>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9">ОБМА-</text:span>А<text:span text:style-name="T29">-</text:span>А-<text:span text:style-name="T29">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text:soft-page-break/></text:p>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text:soft-page-break/>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31">-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text:soft-page-break/>-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2">На последних ярдах к защитному </text:span>э<text:span text:style-name="T2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9"><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7">-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7">&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text:soft-page-break/></text:p>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text:soft-page-break/>- Очень знакомая магия... Похоже на моё собственное <text:span text:style-name="T22">проклятие</text:span> «Каменный лёд». Я изобрела его для <text:span text:style-name="T2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2">Если я не </text:span>ошибаюсь<text:span text:style-name="T22"> в природе </text:span>э<text:span text:style-name="T2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text:soft-page-break/>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2">п-</text:span>прощай!</text:p>
      <text:p text:style-name="P3"/>
      <text:p text:style-name="P3">Мир растворяется в ослепительном сиянии...</text:p>
      <text:p text:style-name="P27">&lt;<text:span text:style-name="T2">всё время войны сестёр была ночь</text:span>&gt;</text:p>
      <text:p text:style-name="P22"><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2"><text:span text:style-name="Default_20_Paragraph_20_Font"><text:span text:style-name="T1"/></text:span></text:p>
      <text:h text:style-name="P70" text:outline-level="2"><text:span text:style-name="Default_20_Paragraph_20_Font"><text:span text:style-name="T29">~~~ </text:span></text:span><text:span text:style-name="Default_20_Paragraph_20_Font"><text:span text:style-name="T1">Интермедия </text:span></text:span><text:span text:style-name="Default_20_Paragraph_20_Font"><text:span text:style-name="T29">~~~ </text:span></text:span></text:h>
      <text:p text:style-name="P21"><text:span text:style-name="Default_20_Paragraph_20_Font"><text:span text:style-name="T29"/></text:span></text:p>
      <text:p text:style-name="P22"><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text:soft-page-break/></text:p>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2"><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2"><text:span text:style-name="Default_20_Paragraph_20_Font"><text:span text:style-name="T1"/></text:span></text:p>
      <text:h text:style-name="P65" text:outline-level="1"><text:span text:style-name="Default_20_Paragraph_20_Font"><text:span text:style-name="T1"/></text:span></text:h>
      <text:p text:style-name="P22"><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4"/>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2"><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oft-page-break/><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2"><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В последнюю секунду Хэвэн </text:span></text:span><text:span text:style-name="Default_20_Paragraph_20_Font"><text:span text:style-name="T28">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2"><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2"><text:span text:style-name="Default_20_Paragraph_20_Font"><text:span text:style-name="T10">Действие начинается снова с </text:span></text:span><text:span text:style-name="Default_20_Paragraph_20_Font"><text:span text:style-name="T27">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2"><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1">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soft-page-break/>=======================================</text:p>
      <text:p text:style-name="P22"><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2"><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Дедлайн был в психушке без памяти два месяца, а не два года)</text:p>
      <text:p text:style-name="P7"/>
      <text:p text:style-name="P7"/>
      <text:p text:style-name="P22"><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2"><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68"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text:soft-page-break/>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text:soft-page-break/>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7">&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8">~~~</text:p>
      <text:p text:style-name="P28"/>
      <text:p text:style-name="P27">...<text:span text:style-name="T1">Я вновь обретаю сознание в необъятном сине-зелёном пространстве, усыпанным мириадами звёзд.</text:span></text:p>
      <text:p text:style-name="P3"><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6">Т</text:span><text:span text:style-name="T35">ы что за хрен вообще? </text:span><text:span text:style-name="T36">– </text:span><text:span text:style-name="T35">наконец-то обретаю речь я.</text:span></text:p>
      <text:p text:style-name="P3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4">- Да-да, у меня похожее чувство, - мрачно сообщаю я. - По-моему, мы уже пересекались раньше.</text:p>
      <text:p text:style-name="P3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4">- Что?</text:p>
      <text:p text:style-name="P34"/>
      <text:p text:style-name="P42"><text:span text:style-name="T29">С кончика малого рога </text:span>существа<text:span text:style-name="T29"> </text:span>срывается <text:span text:style-name="T29">молния и под ним материализов</text:span>ывается<text:span text:style-name="T29"> </text:span>зелёный <text:span text:style-name="T29">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4"/>
      <text:p text:style-name="P3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50">-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4">- Потому что его нет, - я снова закашливаюсь сухим смехом. <text:span text:style-name="T29">-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4"><text:soft-page-break/>-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4">Сверхаликорн подаёт стакан воды.</text:p>
      <text:p text:style-name="P34"/>
      <text:p text:style-name="P34">- И что же ты теперь собираешься делать? - продолжает Анакорн.</text:p>
      <text:p text:style-name="P34">- Не знаю. Думаю, может, сдохнуть прямо тут?</text:p>
      <text:p text:style-name="P3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4"/>
      <text:p text:style-name="P34">Я саркастически улыбаюсь в ответ. Да, я хочу. Вот только желание это неосуществимо, если только Анакорн не умеет воскрешать мёртвых.</text:p>
      <text:p text:style-name="P34"/>
      <text:p text:style-name="P34">- Ты умеешь возвращать с того света?</text:p>
      <text:p text:style-name="P3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4">- Да ну, зачем статую? - огорчается Анакорн. - Не буду я превращать тебя в статую. Есть одно решение...</text:p>
      <text:p text:style-name="P34"/>
      <text:p text:style-name="P34">Демиург морщит лоб и зависает, уставившись в одну точку.</text:p>
      <text:p text:style-name="P34">- И?..</text:p>
      <text:p text:style-name="P34">Я замечаю, что мои кисти светятся голубоватым свечением, а кончики пальцев становятся полупрозрачными. </text:p>
      <text:p text:style-name="P34">- <text:s/>Тебе пора уходить. Слишком долго находился возле меня. Ты сгораешь, - объясняет Анакорн.</text:p>
      <text:p text:style-name="P34">- Так что там насчёт решения? - не отстаю я.</text:p>
      <text:p text:style-name="P34"><text:span text:style-name="T22">С</text:span>верхаликорн <text:span text:style-name="T22">морщит лоб, сосредоточиваясь</text:span>. <text:span text:style-name="T2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4"/>
      <text:p text:style-name="P3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text:soft-page-break/>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4">- А за какой дверью Сел?</text:p>
      <text:p text:style-name="P34">- Не знаю, - раздражённо бросает Анакорн, - сердце подскажет. Поторопись, если не хочешь превратиться в сияющий эфир!</text:p>
      <text:p text:style-name="P34"/>
      <text:p text:style-name="P34">Сверхаликорн нетерпеливым жестом указывает в направлении дверей.</text:p>
      <text:p text:style-name="P34">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4"/>
      <text:p text:style-name="P34">Голубоватое свечение уже расширилось с кистей на руки и торс, последние фаланги пальцев едва видны.</text:p>
      <text:p text:style-name="P34">Может, тут и остановиться? Сияющий эфир и каменная статуя — хорошая пара, как по мне.</text:p>
      <text:p text:style-name="P34">Нет, эту историю надо пройти до конца.</text:p>
      <text:p text:style-name="P34">Медленно возвращаюсь к светящимся проёмам дверей.</text:p>
      <text:p text:style-name="P34">Вот оно!</text:p>
      <text:p text:style-name="P34">Останавливаюсь напротив проёма, почувствовав легчайший укол. Делаю шаг к двери — и чувствую знакомое жжение в груди.</text:p>
      <text:p text:style-name="P34"/>
      <text:p text:style-name="P34">- Ну привет-привет, - блаженно улыбаюсь я старой знакомой.</text:p>
      <text:p text:style-name="P34">Прижатая к области сердца рука ощущает очертания фигурки аликорна, как будто выросшей из груди.</text:p>
      <text:p text:style-name="P34"/>
      <text:p text:style-name="P34">Что-то это да значит.</text:p>
      <text:p text:style-name="P34"/>
      <text:p text:style-name="P3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4">Да плевать — если дверь нельзя открыть — её можно выбить. Эта мысль заполняет всё сознание.</text:p>
      <text:p text:style-name="P34">Изо всех сил замахиваюсь ногой и втапливаю по двери. Нога проваливается в дверь, а за ней и весь я.</text:p>
      <text:p text:style-name="P34"/>
      <text:p text:style-name="P34"><text:soft-page-break/>- Ну, или так, - успеваю подумать я.</text:p>
      <text:p text:style-name="P34"/>
      <text:p text:style-name="P34"/>
      <text:p text:style-name="P34"/>
      <text:p text:style-name="P34"/>
      <text:p text:style-name="P35">Крепкий орешек, развоплощение не повлияло твой характер. Как был хамом, так и остался.</text:p>
      <text:p text:style-name="P35">- Мы ведь виделись раньше, да? Почему-то ты кажешься мне знакомым, - угрюмо замечаю я. - Хотя, хоть убей, не вспомню, где.</text:p>
      <text:p text:style-name="P3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5">- Хреново, - ещё угрюмее говорю я. - Полчаса назад попал в эпицентр ядерного взрыва.</text:p>
      <text:p text:style-name="P3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5"/>
      <text:p text:style-name="P35">Я молча прикидываю, смогу ли дотянуться до его носа кулаком? А ногой?</text:p>
      <text:p text:style-name="P35">Анакорн как будто понимает, что я замышляю. Он отступает шаг назад и примирительно поднимает вверх копыто.</text:p>
      <text:p text:style-name="P35"/>
      <text:p text:style-name="P29"><text:span text:style-name="T35">- </text:span><text:span text:style-name="T33">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5"/>
      <text:p text:style-name="P41"><text:span text:style-name="T29">С кончика малого рога Анакорна </text:span>срывается<text:span text:style-name="T29"> молния и под ним материализов</text:span>ывается<text:span text:style-name="T29"> </text:span>зелёный <text:span text:style-name="T29">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9"/>
      <text:p text:style-name="P4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9"/>
      <text:p text:style-name="P4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9"><text:soft-page-break/>- Стоп-стоп-стоп! Помедленнее, я нихрена не понял! - хватаюсь за голову я. - Какая-такая подружка? Какая просьба? Какой мир? Что за бред?</text:p>
      <text:p text:style-name="P48"/>
      <text:p text:style-name="P27"><text:span text:style-name="T35">&lt;</text:span><text:span text:style-name="Default_20_Paragraph_20_Font"><text:span text:style-name="T3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7"><text:span text:style-name="Default_20_Paragraph_20_Font"><text:span text:style-name="T34">Эпилог.)</text:span></text:span><text:span text:style-name="T35">&gt;</text:span></text:p>
      <text:p text:style-name="P34"/>
      <text:p text:style-name="P3"/>
      <text:p text:style-name="P22"><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
      <text:p text:style-name="P22"><text:span text:style-name="Default_20_Paragraph_20_Font"><text:span text:style-name="T2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2"><text:span text:style-name="Default_20_Paragraph_20_Font"><text:span text:style-name="T2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6">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3"/>
      <text:p text:style-name="P22"><text:soft-page-break/><text:span text:style-name="Default_20_Paragraph_20_Font"><text:span text:style-name="T1"/></text:span></text:p>
      <text:p text:style-name="P3"/>
      <text:p text:style-name="P3"/>
      <text:p text:style-name="P2">***</text:p>
      <text:p text:style-name="P7"/>
      <text:p text:style-name="P22"><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text:soft-page-break/>-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2"><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68"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text:soft-page-break/></text:p>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2">===================================================</text:p>
      <text:p text:style-name="P22">… Вы и есть сопротивление!</text:p>
      <text:p text:style-name="P3">&lt;временная петля&gt;</text:p>
      <text:p text:style-name="P3"/>
      <text:p text:style-name="P3"/>
      <text:p text:style-name="P3"/>
      <text:p text:style-name="P17"/>
      <text:p text:style-name="P3"/>
      <text:p text:style-name="P22"><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2"><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2"/>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2"><text:span text:style-name="Default_20_Paragraph_20_Font"><text:span text:style-name="T1">- Мой первый Учитель… Я узнала тебя… </text:span></text:span>Мне тебя не хватало.</text:p>
      <text:p text:style-name="P22"/>
      <text:p text:style-name="P3">Деревья расступились и на поляну вышла Хэвэн.</text:p>
      <text:p text:style-name="P3"/>
      <text:p text:style-name="P22"><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text:soft-page-break/>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2"><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68"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2"><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2"><text:soft-page-break/><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2"><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22"><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2"><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70" text:outline-level="2">Эпилог</text:h>
      <text:p text:style-name="P2"/>
      <text:p text:style-name="P16">~~~5000 лет от основания Эквестрии~~~</text:p>
      <text:p text:style-name="P6"/>
      <text:p text:style-name="Text_20_body">Mike Oldfield - In the beginning &amp; Let there be light <text:s text:c="5"/>или <text:s text:c="5"/>Oceania</text:p>
      <text:p text:style-name="P22"><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oft-page-break/><text:span text:style-name="Default_20_Paragraph_20_Font"><text:span text:style-name="T2">- И в завершение эры диархии хочу обратить ваше внимание на историю </text:span></text:span><text:span text:style-name="T21">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6">-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6"><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6"/>
      <text:p text:style-name="P2"><text:soft-page-break/>***</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2">пла</text:span>-<text:span text:style-name="T22">пла</text:span>-<text:span text:style-name="T22">пла</text:span>-и есё много <text:span text:style-name="T22">л</text:span>аз <text:span text:style-name="T2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text:soft-page-break/></text:p>
      <text:p text:style-name="P1">Я ошеломлённо осматриваю музей. <text:span text:style-name="T2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9">~</text:span> 300 <text:span text:style-name="T29">Anno Celestia</text:span>» .</text:p>
      <text:p text:style-name="P26">-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5"/>
      <text:p text:style-name="P2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2">Pink Floyd “Keep Talking” <text:a xlink:type="simple" xlink:href="https://www.youtube.com/watch?v=CVhYW6e3qc8" office:target-frame-name="_top" xlink:show="replace" text:style-name="Internet_20_link" text:visited-style-name="Visited_20_Internet_20_Link">https://www.youtube.com/watch?v=CVhYW6e3qc8</text:a></text:p>
      <text:p text:style-name="P22"/>
      <text:p text:style-name="P22">Daft Punk - Veridis Quo</text:p>
      <text:p text:style-name="P22">https://www.youtube.com/watch?v=HhZaHf8RP6g</text:p>
      <text:p text:style-name="P22"><text:a xlink:type="simple" xlink:href="https://www.youtube.com/watch?v=ySLc8gZ3oEc" office:target-frame-name="_top" xlink:show="replace" text:style-name="Internet_20_link" text:visited-style-name="Visited_20_Internet_20_Link">https://www.youtube.com/watch?v=ySLc8gZ3oEc</text:a></text:p>
      <text:p text:style-name="P22"/>
      <text:p text:style-name="P22">Eye Of The Tiger</text:p>
      <text:p text:style-name="P22"/>
      <text:p text:style-name="P22">Alphaville – Forever Young</text:p>
      <text:p text:style-name="P22">The Doors “Light My Fire”</text:p>
      <text:p text:style-name="P22">Pink Floyd “Another Brick In The Wall” (https://www.youtube.com/watch?v=krYK1jWz0Lo <text:s/>),</text:p>
      <text:p text:style-name="P22">“Is the anybody here” (Pulse)</text:p>
      <text:p text:style-name="P22">“Marooned”</text:p>
      <text:p text:style-name="P22">&lt;Pink Floyd - «Hey you» (Pulse)&gt;</text:p>
      <text:p text:style-name="P22"/>
      <text:p text:style-name="P2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2">&lt;<text:span text:style-name="Default_20_Paragraph_20_Font"><text:span text:style-name="T21">Pink Floyd — Kepp Talking (Pulse), Hey you (Pulse), Sorrow (Pulse), High Hopes (Pulse)</text:span></text:span>&gt;</text:p>
      <text:p text:style-name="P2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2">Oasis — Wonderwall (<text:a xlink:type="simple" xlink:href="https://www.youtube.com/watch?v=6hzrDeceEKc" office:target-frame-name="_top" xlink:show="replace" text:style-name="Internet_20_link" text:visited-style-name="Visited_20_Internet_20_Link">https://www.youtube.com/watch?v=6hzrDeceEKc</text:a> )</text:p>
      <text:p text:style-name="P2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2"><text:a xlink:type="simple" xlink:href="https://www.youtube.com/watch?v=nGhoBnx3Pt0" office:target-frame-name="_top" xlink:show="replace" text:style-name="Internet_20_link" text:visited-style-name="Visited_20_Internet_20_Link">https://www.youtube.com/watch?v=nGhoBnx3Pt0</text:a></text:p>
      <text:p text:style-name="P22"><text:a xlink:type="simple" xlink:href="https://www.youtube.com/watch?v=UVWiArQL_oI" office:target-frame-name="_top" xlink:show="replace" text:style-name="Internet_20_link" text:visited-style-name="Visited_20_Internet_20_Link">https://www.youtube.com/watch?v=UVWiArQL_oI</text:a></text:p>
      <text:p text:style-name="P2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9">Blue man group - Chill and zone out </text:span><text:a xlink:type="simple" xlink:href="https://www.youtube.com/watch?v=_yfDjBl__o8" text:style-name="Internet_20_link" text:visited-style-name="Visited_20_Internet_20_Link"><text:span text:style-name="T29">https://www.youtube.com/watch?v=_yfDjBl__o8</text:span></text:a></text:p>
      <text:p text:style-name="Text_20_body"><text:span text:style-name="T29">Florian Renner – retrowave </text:span><text:a xlink:type="simple" xlink:href="https://www.youtube.com/watch?v=Zev0wz87hVw" text:style-name="Internet_20_link" text:visited-style-name="Visited_20_Internet_20_Link"><text:span text:style-name="T29">https://www.youtube.com/watch?v=Zev0wz87hVw</text:span></text:a></text:p>
      <text:p text:style-name="P26">Yes – Owner of A Lonely Heart - <text:a xlink:type="simple" xlink:href="https://www.youtube.com/watch?v=vpIduDaggVA" text:style-name="Internet_20_link" text:visited-style-name="Visited_20_Internet_20_Link">https://www.youtube.com/watch?v=vpIduDaggVA</text:a></text:p>
      <text:p text:style-name="P22"><text:span text:style-name="Default_20_Paragraph_20_Font"><text:span text:style-name="T15">009 </text:span></text:span><text:span text:style-name="Default_20_Paragraph_20_Font"><text:span text:style-name="T14">Sound</text:span></text:span><text:span text:style-name="Default_20_Paragraph_20_Font"><text:span text:style-name="T15"> </text:span></text:span><text:span text:style-name="Default_20_Paragraph_20_Font"><text:span text:style-name="T14">System</text:span></text:span><text:span text:style-name="Default_20_Paragraph_20_Font"><text:span text:style-name="T15"> – </text:span></text:span><text:span text:style-name="Default_20_Paragraph_20_Font"><text:span text:style-name="T14">DreamScape</text:span></text:span><text:span text:style-name="Default_20_Paragraph_20_Font"><text:span text:style-name="T15"> (</text:span></text:span><text:a xlink:type="simple" xlink:href="https://www.youtube.com/watch?v=TKfS5zVfGBc" office:target-frame-name="_top" xlink:show="replace" text:style-name="Internet_20_link" text:visited-style-name="Visited_20_Internet_20_Link"><text:span text:style-name="Default_20_Paragraph_20_Font"><text:span text:style-name="T14">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zVfGBc</text:span></text:span></text:a><text:span text:style-name="Default_20_Paragraph_20_Font"><text:span text:style-name="T15">)</text:span></text:span></text:p>
      <text:p text:style-name="P37">Pink Floyd “Another Brick In The Wall”</text:p>
      <text:p text:style-name="P22"><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66" text:outline-level="1"><text:span text:style-name="Default_20_Paragraph_20_Font"><text:span text:style-name="T16">Mark</text:span></text:span><text:span text:style-name="Default_20_Paragraph_20_Font"><text:span text:style-name="T17"> </text:span></text:span><text:span text:style-name="Default_20_Paragraph_20_Font"><text:span text:style-name="T16">Knopfler</text:span></text:span><text:span text:style-name="Default_20_Paragraph_20_Font"><text:span text:style-name="T17"> - </text:span></text:span><text:span text:style-name="Default_20_Paragraph_20_Font"><text:span text:style-name="T16">Marbletown</text:span></text:span><text:span text:style-name="Default_20_Paragraph_20_Font"><text:span text:style-name="T17"> - </text:span></text:span><text:span text:style-name="Default_20_Paragraph_20_Font"><text:span text:style-name="T16">C</text:span></text:span><text:span text:style-name="Default_20_Paragraph_20_Font"><text:span text:style-name="T17">ó</text:span></text:span><text:span text:style-name="Default_20_Paragraph_20_Font"><text:span text:style-name="T16">rdoba</text:span></text:span><text:span text:style-name="Default_20_Paragraph_20_Font"><text:span text:style-name="T17"> 2010</text:span></text:span></text:h>
      <text:p text:style-name="P27">Pendulum – Under the waves <text:a xlink:type="simple" xlink:href="https://www.youtube.com/watch?v=Xc6tpOgm1HE" text:style-name="Internet_20_link" text:visited-style-name="Visited_20_Internet_20_Link">https://www.youtube.com/watch?v=Xc6tpOgm1HE</text:a></text:p>
      <text:p text:style-name="P47"><text:a xlink:type="simple" xlink:href="https://www.youtube.com/channel/UCiC3mYsBGt9jtPk0n_KiFFA" text:style-name="Internet_20_link" text:visited-style-name="Visited_20_Internet_20_Link"><text:span text:style-name="T29">Amethystium</text:span></text:a><text:span text:style-name="T29"> <text:s/>- </text:span>Anthemoessa <text:s/><text:a xlink:type="simple" xlink:href="https://www.youtube.com/watch?v=qVCMlj0QxcU" text:style-name="Internet_20_link" text:visited-style-name="Visited_20_Internet_20_Link">https://www.youtube.com/watch?v=qVCMlj0QxcU</text:a></text:p>
      <text:p text:style-name="P47"/>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1-09T02:39:02.42</dc:date>
    <meta:editing-cycles>4810</meta:editing-cycles>
    <meta:editing-duration>P253DT15H19M44S</meta:editing-duration>
    <meta:document-statistic meta:table-count="0" meta:image-count="0" meta:object-count="0" meta:page-count="308" meta:paragraph-count="4518" meta:word-count="109885" meta:character-count="699748"/>
    <meta:template xlink:type="simple" xlink:actuate="onRequest" xlink:title="" xlink:href="Normal"/>
  </office:meta>
</office:document-meta>
</file>